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10000032C7341EA40.png" manifest:media-type="image/png"/>
  <manifest:file-entry manifest:full-path="Pictures/10000001000004710000032CF581A634.png" manifest:media-type="image/png"/>
  <manifest:file-entry manifest:full-path="Pictures/10000001000004710000032C32FCD20C.png" manifest:media-type="image/png"/>
  <manifest:file-entry manifest:full-path="Pictures/10000001000004710000032C783672BF.png" manifest:media-type="image/png"/>
  <manifest:file-entry manifest:full-path="Pictures/10000001000004710000032C4E5A8E07.png" manifest:media-type="image/png"/>
  <manifest:file-entry manifest:full-path="Pictures/10000001000004710000032C4CD97567.png" manifest:media-type="image/png"/>
  <manifest:file-entry manifest:full-path="Pictures/10000001000004710000032C92FF2011.png" manifest:media-type="image/png"/>
  <manifest:file-entry manifest:full-path="Pictures/10000001000004710000032CAC8F51E8.png" manifest:media-type="image/png"/>
  <manifest:file-entry manifest:full-path="Pictures/100000010000056D0000032C0B63B747.png" manifest:media-type="image/png"/>
  <manifest:file-entry manifest:full-path="Pictures/10000001000004710000032C75FA04F2.png" manifest:media-type="image/png"/>
  <manifest:file-entry manifest:full-path="Pictures/10000001000004710000032CE8EFD3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dbd3"/>
    </style:style>
    <style:style style:name="P2" style:family="paragraph" style:parent-style-name="Standard">
      <style:text-properties style:font-name="Nimbus Sans" fo:font-size="16pt" fo:font-weight="bold" officeooo:rsid="0015dbd3" officeooo:paragraph-rsid="0015dbd3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Bhagirath Manda</text:p>
      <text:p text:style-name="P2">Subject :- OS :- Assignment 1</text:p>
      <text:p text:style-name="P1"/>
      <text:p text:style-name="P1"><draw:frame draw:style-name="fr2" draw:name="Image1" text:anchor-type="char" svg:x="0in" svg:y="-0.0299in" svg:width="6.6929in" svg:height="4.7799in" draw:z-index="0"><draw:image xlink:href="Pictures/10000001000004710000032CE8EFD322.png" xlink:type="simple" xlink:show="embed" xlink:actuate="onLoad" draw:mime-type="image/png"/></draw:frame></text:p>
      <text:p text:style-name="P1"><draw:frame draw:style-name="fr2" draw:name="Image2" text:anchor-type="char" svg:x="0.0661in" svg:y="0.0445in" svg:width="6.6929in" svg:height="3.9126in" draw:z-index="1"><draw:image xlink:href="Pictures/100000010000056D0000032C0B63B747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x="0in" svg:y="-0.0339in" svg:width="6.6929in" svg:height="4.7799in" draw:z-index="2"><draw:image xlink:href="Pictures/10000001000004710000032C92FF2011.png" xlink:type="simple" xlink:show="embed" xlink:actuate="onLoad" draw:mime-type="image/png"/></draw:frame></text:p>
      <text:p text:style-name="P1"/>
      <text:p text:style-name="P1"><draw:frame draw:style-name="fr2" draw:name="Image4" text:anchor-type="char" svg:x="0.0984in" svg:y="0.1839in" svg:width="6.6929in" svg:height="4.7799in" draw:z-index="3"><draw:image xlink:href="Pictures/10000001000004710000032C4E5A8E07.png" xlink:type="simple" xlink:show="embed" xlink:actuate="onLoad" draw:mime-type="image/png"/></draw:frame><text:soft-page-break/></text:p>
      <text:p text:style-name="P1"><draw:frame draw:style-name="fr1" draw:name="Image5" text:anchor-type="char" svg:width="6.6929in" svg:height="4.7799in" draw:z-index="4"><draw:image xlink:href="Pictures/10000001000004710000032C32FCD20C.png" xlink:type="simple" xlink:show="embed" xlink:actuate="onLoad" draw:mime-type="image/png"/></draw:frame></text:p>
      <text:p text:style-name="P1"><draw:frame draw:style-name="fr2" draw:name="Image6" text:anchor-type="char" svg:x="-0.0437in" svg:y="0.128in" svg:width="6.6929in" svg:height="4.7799in" draw:z-index="5"><draw:image xlink:href="Pictures/10000001000004710000032C4CD97567.png" xlink:type="simple" xlink:show="embed" xlink:actuate="onLoad" draw:mime-type="image/png"/></draw:frame><text:soft-page-break/></text:p>
      <text:p text:style-name="P1"><draw:frame draw:style-name="fr1" draw:name="Image7" text:anchor-type="char" svg:width="6.6929in" svg:height="4.7799in" draw:z-index="6"><draw:image xlink:href="Pictures/10000001000004710000032CAC8F51E8.png" xlink:type="simple" xlink:show="embed" xlink:actuate="onLoad" draw:mime-type="image/png"/></draw:frame></text:p>
      <text:p text:style-name="P1"><draw:frame draw:style-name="fr1" draw:name="Image8" text:anchor-type="char" svg:width="6.6929in" svg:height="4.7799in" draw:z-index="7"><draw:image xlink:href="Pictures/10000001000004710000032CF581A634.png" xlink:type="simple" xlink:show="embed" xlink:actuate="onLoad" draw:mime-type="image/png"/></draw:frame><text:soft-page-break/></text:p>
      <text:p text:style-name="P1"><draw:frame draw:style-name="fr1" draw:name="Image9" text:anchor-type="char" svg:width="6.6929in" svg:height="4.7799in" draw:z-index="8"><draw:image xlink:href="Pictures/10000001000004710000032C7341EA40.png" xlink:type="simple" xlink:show="embed" xlink:actuate="onLoad" draw:mime-type="image/png"/></draw:frame></text:p>
      <text:p text:style-name="P1"><draw:frame draw:style-name="fr1" draw:name="Image10" text:anchor-type="char" svg:width="6.6929in" svg:height="4.7799in" draw:z-index="9"><draw:image xlink:href="Pictures/10000001000004710000032C75FA04F2.png" xlink:type="simple" xlink:show="embed" xlink:actuate="onLoad" draw:mime-type="image/png"/></draw:frame><text:soft-page-break/></text:p>
      <text:p text:style-name="P1"><draw:frame draw:style-name="fr1" draw:name="Image11" text:anchor-type="char" svg:width="6.6929in" svg:height="4.7799in" draw:z-index="10"><draw:image xlink:href="Pictures/10000001000004710000032C783672BF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34:07.892308064</meta:creation-date>
    <dc:date>2025-04-10T18:47:16.628962836</dc:date>
    <meta:editing-duration>PT1M48S</meta:editing-duration>
    <meta:editing-cycles>1</meta:editing-cycles>
    <meta:generator>LibreOffice/24.2.7.2$Linux_X86_64 LibreOffice_project/420$Build-2</meta:generator>
    <meta:document-statistic meta:table-count="0" meta:image-count="11" meta:object-count="0" meta:page-count="10" meta:paragraph-count="2" meta:word-count="9" meta:character-count="49" meta:non-whitespace-character-count="42"/>
  </office:meta>
</office:document-meta>
</file>